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c36dd" officeooo:paragraph-rsid="03ac36dd"/>
    </style:style>
    <style:style style:name="P42" style:family="paragraph" style:parent-style-name="Text_20_body">
      <style:text-properties style:font-name="Times New Roman" officeooo:rsid="03a72f27" officeooo:paragraph-rsid="03b0b49c"/>
    </style:style>
    <style:style style:name="P43" style:family="paragraph" style:parent-style-name="Text_20_body">
      <style:text-properties officeooo:rsid="02c6c633" officeooo:paragraph-rsid="02c6c633"/>
    </style:style>
    <style:style style:name="P44" style:family="paragraph" style:parent-style-name="Text_20_body">
      <style:text-properties officeooo:rsid="02d0c423" officeooo:paragraph-rsid="02d0c423"/>
    </style:style>
    <style:style style:name="P45" style:family="paragraph" style:parent-style-name="Text_20_body">
      <style:text-properties officeooo:rsid="02d5c322" officeooo:paragraph-rsid="02d5c322"/>
    </style:style>
    <style:style style:name="P46" style:family="paragraph" style:parent-style-name="Text_20_body">
      <style:text-properties officeooo:rsid="02d802d1" officeooo:paragraph-rsid="02d802d1"/>
    </style:style>
    <style:style style:name="P47" style:family="paragraph" style:parent-style-name="Text_20_body">
      <style:text-properties fo:font-weight="bold" officeooo:rsid="02d802d1" officeooo:paragraph-rsid="02d802d1"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paragraph-rsid="031e5fb3"/>
    </style:style>
    <style:style style:name="P55" style:family="paragraph" style:parent-style-name="Text_20_body">
      <style:text-properties officeooo:rsid="03bee76e" officeooo:paragraph-rsid="03bee76e"/>
    </style:style>
    <style:style style:name="P56" style:family="paragraph" style:parent-style-name="Text_20_body">
      <style:paragraph-properties fo:break-before="page"/>
      <style:text-properties style:font-name="Times New Roman" officeooo:rsid="03a72f27" officeooo:paragraph-rsid="03a72f27"/>
    </style:style>
    <style:style style:name="P57" style:family="paragraph" style:parent-style-name="Index">
      <style:paragraph-properties fo:text-align="start" style:justify-single-word="false"/>
      <style:text-properties officeooo:rsid="0002d659" officeooo:paragraph-rsid="0002d659"/>
    </style:style>
    <style:style style:name="P58" style:family="paragraph" style:parent-style-name="Index">
      <style:paragraph-properties fo:text-align="start" style:justify-single-word="false"/>
      <style:text-properties officeooo:paragraph-rsid="0002d659"/>
    </style:style>
    <style:style style:name="P59" style:family="paragraph" style:parent-style-name="Standard" style:master-page-name="First_20_Page">
      <style:paragraph-properties style:page-number="auto"/>
      <style:text-properties officeooo:rsid="038405db" officeooo:paragraph-rsid="038405db"/>
    </style:style>
    <style:style style:name="P60" style:family="paragraph" style:parent-style-name="Index" style:master-page-name="Index">
      <style:paragraph-properties fo:text-align="start" style:justify-single-word="false" style:page-number="auto"/>
      <style:text-properties officeooo:paragraph-rsid="0002d659"/>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1ad83bc" officeooo:paragraph-rsid="01ad83bc"/>
    </style:style>
    <style:style style:name="P63" style:family="paragraph" style:parent-style-name="Heading_20_1">
      <style:paragraph-properties fo:break-before="page"/>
      <style:text-properties officeooo:rsid="0184022c" officeooo:paragraph-rsid="0184022c"/>
    </style:style>
    <style:style style:name="P64" style:family="paragraph" style:parent-style-name="Heading_20_1" style:master-page-name="Standard">
      <style:paragraph-properties style:page-number="1"/>
      <style:text-properties officeooo:rsid="003596f7" officeooo:paragraph-rsid="003596f7"/>
    </style:style>
    <style:style style:name="P65" style:family="paragraph" style:parent-style-name="Heading_20_2">
      <style:text-properties officeooo:rsid="03733045"/>
    </style:style>
    <style:style style:name="P66" style:family="paragraph" style:parent-style-name="Heading_20_2">
      <style:paragraph-properties fo:text-align="start" style:justify-single-word="false"/>
      <style:text-properties officeooo:rsid="02cda2b6" officeooo:paragraph-rsid="02cda2b6"/>
    </style:style>
    <style:style style:name="P67" style:family="paragraph" style:parent-style-name="Heading_20_2">
      <style:paragraph-properties fo:text-align="start" style:justify-single-word="false"/>
      <style:text-properties style:font-name="Times New Roman" officeooo:rsid="02cda2b6" officeooo:paragraph-rsid="02cda2b6"/>
    </style:style>
    <style:style style:name="P68" style:family="paragraph" style:parent-style-name="Heading_20_2">
      <style:text-properties style:font-name="Times New Roman" officeooo:rsid="02c07c14" officeooo:paragraph-rsid="02c07c14"/>
    </style:style>
    <style:style style:name="P69" style:family="paragraph" style:parent-style-name="Heading_20_2">
      <style:text-properties officeooo:rsid="0036a586" officeooo:paragraph-rsid="0176446b"/>
    </style:style>
    <style:style style:name="P70" style:family="paragraph" style:parent-style-name="Heading_20_2" style:list-style-name=""/>
    <style:style style:name="P71" style:family="paragraph" style:parent-style-name="Heading_20_2" style:list-style-name="">
      <style:text-properties officeooo:paragraph-rsid="03bf5e20"/>
    </style:style>
    <style:style style:name="P72" style:family="paragraph" style:parent-style-name="Heading_20_2">
      <style:text-properties officeooo:paragraph-rsid="03afdaa3"/>
    </style:style>
    <style:style style:name="P73" style:family="paragraph" style:parent-style-name="Heading_20_2">
      <style:text-properties officeooo:rsid="03bd3fcf" officeooo:paragraph-rsid="03bd3fcf"/>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paragraph-rsid="03bf5e20"/>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Illustration_20_Index_20_1">
      <style:paragraph-properties>
        <style:tab-stops>
          <style:tab-stop style:position="17.013cm" style:type="right" style:leader-style="dotted" style:leader-text="."/>
        </style:tab-stops>
      </style:paragraph-properties>
    </style:style>
    <style:style style:name="P79" style:family="paragraph" style:parent-style-name="Text_20_body" style:list-style-name="L1">
      <style:text-properties style:font-name="Times New Roman" officeooo:rsid="02c07c14" officeooo:paragraph-rsid="02c07c14"/>
    </style:style>
    <style:style style:name="P80" style:family="paragraph" style:parent-style-name="Text_20_body" style:list-style-name="L1">
      <style:text-properties style:font-name="Times New Roman" officeooo:rsid="02c07c14" officeooo:paragraph-rsid="02d79272"/>
    </style:style>
    <style:style style:name="P81" style:family="paragraph" style:parent-style-name="Text_20_body" style:list-style-name="L1">
      <style:text-properties style:font-name="Times New Roman" officeooo:rsid="02c694e2" officeooo:paragraph-rsid="02c694e2"/>
    </style:style>
    <style:style style:name="P82" style:family="paragraph" style:parent-style-name="Text_20_body" style:list-style-name="L2">
      <style:text-properties style:font-name="Times New Roman" officeooo:rsid="02c25302" officeooo:paragraph-rsid="02c25302"/>
    </style:style>
    <style:style style:name="P83" style:family="paragraph" style:parent-style-name="Text_20_body" style:list-style-name="L5">
      <style:text-properties style:font-name="Times New Roman" officeooo:rsid="03b822f9" officeooo:paragraph-rsid="03b822f9"/>
    </style:style>
    <style:style style:name="P84" style:family="paragraph" style:parent-style-name="Text_20_body" style:list-style-name="L6">
      <style:text-properties style:font-name="Times New Roman" officeooo:rsid="03ac36dd" officeooo:paragraph-rsid="03ac36dd"/>
    </style:style>
    <style:style style:name="P85" style:family="paragraph" style:parent-style-name="Text_20_body" style:list-style-name="L7">
      <style:text-properties style:font-name="Times New Roman" officeooo:rsid="03ac36dd" officeooo:paragraph-rsid="03ac36dd"/>
    </style:style>
    <style:style style:name="P86" style:family="paragraph" style:parent-style-name="Text_20_body" style:list-style-name="L8">
      <style:text-properties style:font-name="Times New Roman" officeooo:rsid="03ac36dd" officeooo:paragraph-rsid="03ac36dd"/>
    </style:style>
    <style:style style:name="P87" style:family="paragraph" style:parent-style-name="Text_20_body" style:list-style-name="L9">
      <style:text-properties style:font-name="Times New Roman" officeooo:rsid="03af7c29" officeooo:paragraph-rsid="03af7c29"/>
    </style:style>
    <style:style style:name="P88" style:family="paragraph" style:parent-style-name="Text_20_body" style:list-style-name="L10">
      <style:text-properties style:font-name="Times New Roman" officeooo:rsid="03adb489" officeooo:paragraph-rsid="03adb489"/>
    </style:style>
    <style:style style:name="P89" style:family="paragraph" style:parent-style-name="Text_20_body" style:list-style-name="L11">
      <style:text-properties style:font-name="Times New Roman" officeooo:rsid="03b4b81e" officeooo:paragraph-rsid="03b4b81e"/>
    </style:style>
    <style:style style:name="P90" style:family="paragraph" style:parent-style-name="Text_20_body" style:list-style-name="L12">
      <style:text-properties style:font-name="Times New Roman" officeooo:rsid="03b4b81e" officeooo:paragraph-rsid="03b4b81e"/>
    </style:style>
    <style:style style:name="P91" style:family="paragraph" style:parent-style-name="Text_20_body" style:list-style-name="L13">
      <style:text-properties style:font-name="Times New Roman" officeooo:rsid="03b23392" officeooo:paragraph-rsid="03b23392"/>
    </style:style>
    <style:style style:name="P92" style:family="paragraph" style:parent-style-name="Text_20_body" style:list-style-name="L14">
      <style:text-properties style:font-name="Times New Roman" officeooo:rsid="03a72f27" officeooo:paragraph-rsid="03b0b49c"/>
    </style:style>
    <style:style style:name="P93" style:family="paragraph" style:parent-style-name="Text_20_body" style:list-style-name="L16">
      <style:text-properties style:font-name="Times New Roman" officeooo:rsid="016f9575" officeooo:paragraph-rsid="030b3fb7"/>
    </style:style>
    <style:style style:name="P94" style:family="paragraph" style:parent-style-name="Text_20_body" style:list-style-name="L16">
      <style:text-properties style:font-name="Times New Roman" officeooo:rsid="016f9575" officeooo:paragraph-rsid="016f9575"/>
    </style:style>
    <style:style style:name="P95" style:family="paragraph" style:parent-style-name="Text_20_body" style:list-style-name="L16">
      <style:text-properties style:font-name="Times New Roman" officeooo:rsid="016f9575" officeooo:paragraph-rsid="032ec10b"/>
    </style:style>
    <style:style style:name="P96" style:family="paragraph" style:parent-style-name="Text_20_body" style:list-style-name="L17">
      <style:text-properties style:font-name="Times New Roman"/>
    </style:style>
    <style:style style:name="P97" style:family="paragraph" style:parent-style-name="Text_20_body" style:list-style-name="L3">
      <style:text-properties officeooo:rsid="02d35e24" officeooo:paragraph-rsid="02d35e24"/>
    </style:style>
    <style:style style:name="P98" style:family="paragraph" style:parent-style-name="Text_20_body" style:list-style-name="L4">
      <style:text-properties fo:font-weight="normal" officeooo:rsid="02c7223e" officeooo:paragraph-rsid="02c7223e" style:font-weight-asian="normal" style:font-weight-complex="normal"/>
    </style:style>
    <style:style style:name="P99" style:family="paragraph" style:parent-style-name="Text_20_body" style:list-style-name="L15"/>
    <style:style style:name="P100" style:family="paragraph" style:parent-style-name="Text_20_body" style:list-style-name="L17">
      <style:text-properties officeooo:rsid="016f9575" officeooo:paragraph-rsid="017e1ebe"/>
    </style:style>
    <style:style style:name="P101" style:family="paragraph" style:parent-style-name="Text_20_body" style:list-style-name="L17">
      <style:text-properties officeooo:rsid="016f9575" officeooo:paragraph-rsid="018eb969"/>
    </style:style>
    <style:style style:name="P102" style:family="paragraph" style:parent-style-name="Text_20_body" style:list-style-name="L17">
      <style:text-properties officeooo:rsid="017e1ebe" officeooo:paragraph-rsid="018eb969"/>
    </style:style>
    <style:style style:name="P103" style:family="paragraph" style:parent-style-name="Text_20_body" style:list-style-name="L17">
      <style:text-properties officeooo:rsid="01826807" officeooo:paragraph-rsid="01826807"/>
    </style:style>
    <style:style style:name="P104" style:family="paragraph" style:parent-style-name="Text_20_body" style:list-style-name="L17">
      <style:text-properties officeooo:rsid="017f737c" officeooo:paragraph-rsid="017f737c"/>
    </style:style>
    <style:style style:name="P105" style:family="paragraph" style:parent-style-name="Text_20_body" style:list-style-name="L17">
      <style:text-properties officeooo:rsid="017ff7c0" officeooo:paragraph-rsid="017ff7c0"/>
    </style:style>
    <style:style style:name="P106" style:family="paragraph" style:parent-style-name="Text_20_body">
      <style:text-properties officeooo:rsid="03c08755" officeooo:paragraph-rsid="03c08755"/>
    </style:style>
    <style:style style:name="P107" style:family="paragraph" style:parent-style-name="Text_20_body" style:list-style-name="L18">
      <style:paragraph-properties fo:text-align="justify" style:justify-single-word="false"/>
      <style:text-properties officeooo:rsid="03c08755" officeooo:paragraph-rsid="03c08755"/>
    </style:style>
    <style:style style:name="P108" style:family="paragraph" style:parent-style-name="Text_20_body" style:list-style-name="L18">
      <style:text-properties officeooo:rsid="03c08755" officeooo:paragraph-rsid="03c08755"/>
    </style:style>
    <style:style style:name="P109" style:family="paragraph" style:parent-style-name="Text_20_body">
      <style:text-properties officeooo:rsid="03c48fc9" officeooo:paragraph-rsid="03c48fc9"/>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19978416" text:id="ct119978416">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978296" text:id="ct119978296">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978176" text:id="ct11997817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978056" text:id="ct119978056">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977936" text:id="ct11997793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977816" text:id="ct119977816">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976616" text:id="ct119976616">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976736" text:id="ct11997673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976856" text:id="ct119976856">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976976" text:id="ct119976976">
          <text:deletion>
            <office:change-info>
              <dc:creator>Unbekannter Autor</dc:creator>
              <dc:date>2017-11-13T22:22:34</dc:date>
            </office:change-info>
            <text:p text:style-name="Illustration"><text:s/></text:p>
          </text:deletion>
        </text:changed-region>
        <text:changed-region xml:id="ct119977096" text:id="ct119977096">
          <text:deletion>
            <office:change-info>
              <dc:creator>Unbekannter Autor</dc:creator>
              <dc:date>2017-06-11T21:35:00</dc:date>
            </office:change-info>
            <text:p text:style-name="Illustration"><text:line-break/>Abbildung</text:p>
          </text:deletion>
        </text:changed-region>
        <text:changed-region xml:id="ct119977216" text:id="ct119977216">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977336" text:id="ct11997733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977696" text:id="ct119977696">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18074272" text:id="ct118074272">
          <text:deletion>
            <office:change-info>
              <dc:creator>Unbekannter Autor</dc:creator>
              <dc:date>2017-06-15T18:31:00</dc:date>
            </office:change-info>
            <text:p text:style-name="P1">3</text:p>
          </text:deletion>
        </text:changed-region>
        <text:changed-region xml:id="ct118074512" text:id="ct118074512">
          <text:deletion>
            <office:change-info>
              <dc:creator>Unbekannter Autor</dc:creator>
              <dc:date>2017-11-13T22:24:28</dc:date>
            </office:change-info>
            <text:p text:style-name="P1">2017.</text:p>
          </text:deletion>
        </text:changed-region>
        <text:changed-region xml:id="ct118074152" text:id="ct118074152">
          <text:insertion>
            <office:change-info>
              <dc:creator>Unbekannter Autor</dc:creator>
              <dc:date>2017-11-13T22:24:28</dc:date>
            </office:change-info>
          </text:insertion>
        </text:changed-region>
        <text:changed-region xml:id="ct118075592" text:id="ct118075592">
          <text:deletion>
            <office:change-info>
              <dc:creator>Unbekannter Autor</dc:creator>
              <dc:date>2017-06-15T18:31:00</dc:date>
            </office:change-info>
            <text:p text:style-name="P2">3</text:p>
          </text:deletion>
        </text:changed-region>
        <text:changed-region xml:id="ct118075712" text:id="ct118075712">
          <text:deletion>
            <office:change-info>
              <dc:creator>Unbekannter Autor</dc:creator>
              <dc:date>2017-11-13T22:24:28</dc:date>
            </office:change-info>
            <text:p text:style-name="P2">2017.</text:p>
          </text:deletion>
        </text:changed-region>
        <text:changed-region xml:id="ct118075472" text:id="ct118075472">
          <text:insertion>
            <office:change-info>
              <dc:creator>Unbekannter Autor</dc:creator>
              <dc:date>2017-11-13T22:24:28</dc:date>
            </office:change-info>
          </text:insertion>
        </text:changed-region>
        <text:changed-region xml:id="ct118075352" text:id="ct118075352">
          <text:insertion>
            <office:change-info>
              <dc:creator>Unbekannter Autor</dc:creator>
              <dc:date>2017-06-11T21:15:00</dc:date>
            </office:change-info>
          </text:insertion>
        </text:changed-region>
        <text:changed-region xml:id="ct118075232" text:id="ct118075232">
          <text:deletion>
            <office:change-info>
              <dc:creator>Unbekannter Autor</dc:creator>
              <dc:date>2017-06-11T21:15:00</dc:date>
            </office:change-info>
            <text:h text:style-name="Heading_20_1" text:outline-level="1"/>
            <text:h text:style-name="Heading_20_1" text:outline-level="1"/>
          </text:deletion>
        </text:changed-region>
        <text:changed-region xml:id="ct118076432" text:id="ct118076432">
          <text:insertion>
            <office:change-info>
              <dc:creator>Unbekannter Autor</dc:creator>
              <dc:date>2017-11-13T22:24:42</dc:date>
            </office:change-info>
          </text:insertion>
        </text:changed-region>
        <text:changed-region xml:id="ct118077272" text:id="ct118077272">
          <text:insertion>
            <office:change-info>
              <dc:creator>Unbekannter Autor</dc:creator>
              <dc:date>2017-05-28T23:22:00</dc:date>
            </office:change-info>
          </text:insertion>
        </text:changed-region>
        <text:changed-region xml:id="ct118391200" text:id="ct118391200">
          <text:insertion>
            <office:change-info>
              <dc:creator>Unbekannter Autor</dc:creator>
              <dc:date>2017-05-28T23:22:00</dc:date>
            </office:change-info>
          </text:insertion>
        </text:changed-region>
        <text:changed-region xml:id="ct119893976" text:id="ct119893976">
          <text:insertion>
            <office:change-info>
              <dc:creator>Unbekannter Autor</dc:creator>
              <dc:date>2017-05-28T23:22:00</dc:date>
            </office:change-info>
          </text:insertion>
        </text:changed-region>
        <text:changed-region xml:id="ct118074632" text:id="ct118074632">
          <text:insertion>
            <office:change-info>
              <dc:creator>Unbekannter Autor</dc:creator>
              <dc:date>2017-05-28T23:22:00</dc:date>
            </office:change-info>
          </text:insertion>
        </text:changed-region>
        <text:changed-region xml:id="ct119903128" text:id="ct119903128">
          <text:insertion>
            <office:change-info>
              <dc:creator>Unbekannter Autor</dc:creator>
              <dc:date>2017-08-26T11:44:10</dc:date>
            </office:change-info>
          </text:insertion>
        </text:changed-region>
        <text:changed-region xml:id="ct119904448" text:id="ct119904448">
          <text:insertion>
            <office:change-info>
              <dc:creator>Unbekannter Autor</dc:creator>
              <dc:date>2017-07-16T13:04:10</dc:date>
            </office:change-info>
          </text:insertion>
        </text:changed-region>
        <text:changed-region xml:id="ct119905768" text:id="ct119905768">
          <text:insertion>
            <office:change-info>
              <dc:creator>Unbekannter Autor</dc:creator>
              <dc:date>2017-06-11T21:07:00</dc:date>
            </office:change-info>
          </text:insertion>
        </text:changed-region>
        <text:changed-region xml:id="ct119963968" text:id="ct119963968">
          <text:deletion>
            <office:change-info>
              <dc:creator>Unbekannter Autor</dc:creator>
              <dc:date>2017-11-13T22:18:48</dc:date>
            </office:change-info>
            <text:p text:style-name="P3"><text:s/>Benutzerliste verlinkt nun auf die „Bearbeiten“ Ansicht der Gruppe.</text:p>
          </text:deletion>
        </text:changed-region>
        <text:changed-region xml:id="ct119963728" text:id="ct119963728">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963608" text:id="ct119963608">
          <text:deletion>
            <office:change-info>
              <dc:creator>Unbekannter Autor</dc:creator>
              <dc:date>2017-11-13T22:20:44</dc:date>
            </office:change-info>
            <text:p text:style-name="P5"/>
            <text:p text:style-name="P4"/>
          </text:deletion>
        </text:changed-region>
        <text:changed-region xml:id="ct119963488" text:id="ct119963488">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963368" text:id="ct119963368">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343895288" text:id="ct343895288">
          <text:insertion>
            <office:change-info>
              <dc:creator>Unbekannter Autor</dc:creator>
              <dc:date>2017-07-15T10:23:03</dc:date>
            </office:change-info>
          </text:insertion>
        </text:changed-region>
        <text:changed-region xml:id="ct343895168" text:id="ct343895168">
          <text:deletion>
            <office:change-info>
              <dc:creator>Unbekannter Autor</dc:creator>
              <dc:date>2017-05-28T23:20:00</dc:date>
            </office:change-info>
            <text:p text:style-name="Text_20_body"/>
            <text:list xml:id="list1151666007"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762598482"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93886857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066631389"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343895048" text:id="ct343895048">
          <text:deletion>
            <office:change-info>
              <dc:creator>Unbekannter Autor</dc:creator>
              <dc:date>2017-04-18T21:57:00</dc:date>
            </office:change-info>
            <text:p text:style-name="Text_20_body"/>
            <text:p text:style-name="Text_20_body"/>
          </text:deletion>
        </text:changed-region>
        <text:changed-region xml:id="ct343894928" text:id="ct3438949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343894808" text:id="ct343894808">
          <text:deletion>
            <office:change-info>
              <dc:creator>Unbekannter Autor</dc:creator>
              <dc:date>2017-04-18T21:49:00</dc:date>
            </office:change-info>
            <text:h text:style-name="Heading_20_1" text:outline-level="1"/>
            <text:h text:style-name="Heading_20_1" text:outline-level="1"/>
          </text:deletion>
        </text:changed-region>
        <text:changed-region xml:id="ct343894688" text:id="ct343894688">
          <text:deletion>
            <office:change-info>
              <dc:creator>Unbekannter Autor</dc:creator>
              <dc:date>2017-05-28T23:21:00</dc:date>
            </office:change-info>
            <text:h text:style-name="P26" text:outline-level="1">D</text:h>
          </text:deletion>
        </text:changed-region>
        <text:changed-region xml:id="ct343894448" text:id="ct343894448">
          <text:insertion>
            <office:change-info>
              <dc:creator>Unbekannter Autor</dc:creator>
              <dc:date>2017-05-28T23:21:00</dc:date>
            </office:change-info>
          </text:insertion>
        </text:changed-region>
        <text:changed-region xml:id="ct119966248" text:id="ct119966248">
          <text:insertion>
            <office:change-info>
              <dc:creator>Unbekannter Autor</dc:creator>
              <dc:date>2017-06-11T21:36:00</dc:date>
            </office:change-info>
          </text:insertion>
        </text:changed-region>
        <text:changed-region xml:id="ct119963848" text:id="ct119963848">
          <text:deletion>
            <office:change-info>
              <dc:creator>Unbekannter Autor</dc:creator>
              <dc:date>2017-05-28T23:24:00</dc:date>
            </office:change-info>
            <text:h text:style-name="Heading_20_1" text:outline-level="1"/>
            <text:h text:style-name="Heading_20_1" text:outline-level="1"/>
          </text:deletion>
        </text:changed-region>
        <text:changed-region xml:id="ct119967208" text:id="ct119967208">
          <text:deletion>
            <office:change-info>
              <dc:creator>Unbekannter Autor</dc:creator>
              <dc:date>2017-05-28T23:24:00</dc:date>
            </office:change-info>
            <text:p text:style-name="P27"><text:span text:style-name="T8"><text:s/></text:span><text:span text:style-name="T10">oder</text:span></text:p>
          </text:deletion>
        </text:changed-region>
        <text:changed-region xml:id="ct119967088" text:id="ct119967088">
          <text:insertion>
            <office:change-info>
              <dc:creator>Unbekannter Autor</dc:creator>
              <dc:date>2017-05-28T23:24:00</dc:date>
            </office:change-info>
          </text:insertion>
        </text:changed-region>
        <text:changed-region xml:id="ct119966968" text:id="ct11996696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34">Neue Features in UliCMS <text:change text:change-id="ct118074272"/><text:change text:change-id="ct118074512"/><text:change-start text:change-id="ct118074152"/><text:span text:style-name="T31">2018.1</text:span><text:change-end text:change-id="ct11807415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7"/>
      <text:p text:style-name="P57"/>
      <text:p text:style-name="P58"><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6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6"><text:a xlink:type="simple" xlink:href="#__RefHeading___Toc467_918909501" text:style-name="Index_20_Link" text:visited-style-name="Index_20_Link">Über dieses Dokument<text:tab/>1</text:a></text:p>
          <text:p text:style-name="P77"><text:a xlink:type="simple" xlink:href="#__RefHeading___Toc481_1318882124" text:style-name="Index_20_Link" text:visited-style-name="Index_20_Link">Zielgruppe<text:tab/>1</text:a></text:p>
          <text:p text:style-name="P76"><text:a xlink:type="simple" xlink:href="#__RefHeading___Toc447_1318882124" text:style-name="Index_20_Link" text:visited-style-name="Index_20_Link">Was ist UliCMS?<text:tab/>1</text:a></text:p>
          <text:p text:style-name="P76"><text:a xlink:type="simple" xlink:href="#__RefHeading___Toc3344_1558993862" text:style-name="Index_20_Link" text:visited-style-name="Index_20_Link">Zusammenfassung der Änderungen<text:tab/>1</text:a></text:p>
          <text:p text:style-name="P77"><text:a xlink:type="simple" xlink:href="#__RefHeading___Toc552_1489461170" text:style-name="Index_20_Link" text:visited-style-name="Index_20_Link">Neue Features<text:tab/>1</text:a></text:p>
          <text:p text:style-name="P77"><text:a xlink:type="simple" xlink:href="#__RefHeading___Toc2178_1638517198" text:style-name="Index_20_Link" text:visited-style-name="Index_20_Link">Neue API-Funktionen<text:tab/>2</text:a></text:p>
          <text:p text:style-name="P77"><text:a xlink:type="simple" xlink:href="#__RefHeading___Toc2397_1094775285" text:style-name="Index_20_Link" text:visited-style-name="Index_20_Link">Neue Hooks<text:tab/>3</text:a></text:p>
          <text:p text:style-name="P77"><text:a xlink:type="simple" xlink:href="#__RefHeading___Toc2479_3645197286" text:style-name="Index_20_Link" text:visited-style-name="Index_20_Link">Neue Filter<text:tab/>3</text:a></text:p>
          <text:p text:style-name="P77"><text:a xlink:type="simple" xlink:href="#__RefHeading___Toc1695_1328624497" text:style-name="Index_20_Link" text:visited-style-name="Index_20_Link">Neue Model-Klassen<text:tab/>3</text:a></text:p>
          <text:p text:style-name="P77"><text:a xlink:type="simple" xlink:href="#__RefHeading___Toc1889_2572858981" text:style-name="Index_20_Link" text:visited-style-name="Index_20_Link">Sonstige Änderungen<text:tab/>3</text:a></text:p>
          <text:p text:style-name="P77"><text:a xlink:type="simple" xlink:href="#__RefHeading___Toc2747_260329749" text:style-name="Index_20_Link" text:visited-style-name="Index_20_Link">Bugfixes<text:tab/>4</text:a></text:p>
          <text:p text:style-name="P77"><text:a xlink:type="simple" xlink:href="#__RefHeading___Toc1571_1328624497" text:style-name="Index_20_Link" text:visited-style-name="Index_20_Link">Entfernte Features<text:tab/>4</text:a></text:p>
          <text:p text:style-name="P76"><text:a xlink:type="simple" xlink:href="#__RefHeading___Toc4661_3330299324" text:style-name="Index_20_Link" text:visited-style-name="Index_20_Link">Detailbeschreibung der neuen Features<text:tab/>5</text:a></text:p>
          <text:p text:style-name="P77"><text:a xlink:type="simple" xlink:href="#__RefHeading___Toc1267_4069915197" text:style-name="Index_20_Link" text:visited-style-name="Index_20_Link">MVC-Strukturierung des Backends<text:tab/>5</text:a></text:p>
          <text:p text:style-name="P77"><text:a xlink:type="simple" xlink:href="#__RefHeading___Toc1497_927703663" text:style-name="Index_20_Link" text:visited-style-name="Index_20_Link">Inhaltstypen mit eigenen Feldern<text:tab/>6</text:a></text:p>
          <text:p text:style-name="P76"><text:a xlink:type="simple" xlink:href="#__RefHeading___Toc4663_3330299324" text:style-name="Index_20_Link" text:visited-style-name="Index_20_Link">Durchführung der Installation<text:tab/>7</text:a></text:p>
          <text:p text:style-name="P76"><text:a xlink:type="simple" xlink:href="#__RefHeading___Toc6932_1558993862" text:style-name="Index_20_Link" text:visited-style-name="Index_20_Link">Durchführung eines Upgrades<text:tab/>7</text:a></text:p>
          <text:p text:style-name="P76"><text:a xlink:type="simple" xlink:href="#__RefHeading___Toc734_1061336504" text:style-name="Index_20_Link" text:visited-style-name="Index_20_Link">Benötigen Sie Hilfe?<text:tab/>9</text:a></text:p>
          <text:p text:style-name="P76"><text:a xlink:type="simple" xlink:href="#__RefHeading___Toc978_1474200080" text:style-name="Index_20_Link" text:visited-style-name="Index_20_Link">Abbildungsverzeichnis<text:tab/>9</text:a></text:p>
        </text:index-body>
      </text:table-of-content>
      <text:p text:style-name="P50"/>
      <text:h text:style-name="P64" text:outline-level="1"><text:bookmark-start text:name="__RefHeading___Toc467_918909501"/>Über dieses Dokument<text:bookmark-end text:name="__RefHeading___Toc467_918909501"/></text:h>
      <text:p text:style-name="P32">Dieses Dokument beschreibt die neuen Features in UliCMS <text:change text:change-id="ct118075592"/><text:change text:change-id="ct118075712"/><text:change-start text:change-id="ct118075472"/><text:span text:style-name="T26">2018.1</text:span><text:change-end text:change-id="ct118075472"/><text:span text:style-name="T26">.</text:span></text:p>
      <text:h text:style-name="P69"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4"><text:bookmark-start text:name="__RefHeading___Toc901_364092656"/>UliCMS ermöglicht die Erstellung und Verwaltung von kleinen und mittelgroßen Websites.<text:bookmark-end text:name="__RefHeading___Toc901_364092656"/><text:change-start text:change-id="ct118075352"/></text:p>
      <text:h text:style-name="Heading_20_1" text:outline-level="1"><text:bookmark-start text:name="__RefHeading___Toc3344_1558993862"/><text:change-end text:change-id="ct118075352"/><text:change text:change-id="ct118075232"/>Zusammenfassung der Änderungen<text:bookmark-end text:name="__RefHeading___Toc3344_1558993862"/></text:h>
      <text:h text:style-name="P68" text:outline-level="2"><text:bookmark-start text:name="__RefHeading___Toc552_1489461170"/>Neue Features<text:bookmark-end text:name="__RefHeading___Toc552_1489461170"/><text:change-start text:change-id="ct118076432"/></text:h>
      <text:list xml:id="list501246970" text:style-name="L5">
        <text:list-item>
          <text:p text:style-name="P83"><text:change-end text:change-id="ct118076432"/>Teile des Backends wurden in Core-Module verschoben und in ein MVC-Pattern umstrukturiert</text:p>
        </text:list-item>
        <text:list-item>
          <text:p text:style-name="P83">Module können nun Inhaltstypen mit eigenen Formularfeldern erstellen</text:p>
        </text:list-item>
        <text:list-item>
          <text:p text:style-name="P83">Neuer Parameter $htmlAttributes (Array) zu der Funktion ModuleHelper::buildMethodCallForm() hinzugefügt</text:p>
        </text:list-item>
        <text:list-item>
          <text:p text:style-name="P83">Der Confirm-Dialog "Wirklich löschen?" kann über eine CSS-Klasse an einem Formular ausgelöst werden.</text:p>
        </text:list-item>
        <text:list-item>
          <text:p text:style-name="P83">Durch das booleanische "shy" Attribut in einer Metadatendatei können Module und Themes im Paketmanager versteckt werden.</text:p>
        </text:list-item>
        <text:list-item>
          <text:p text:style-name="P83">Es können nun Standardwerte für benutzerdefinierte Werte gesetzt werden</text:p>
        </text:list-item>
        <text:list-item>
          <text:p text:style-name="P83">User-&gt;resetPassword() implementiert</text:p>
        </text:list-item>
        <text:list-item>
          <text:p text:style-name="P83">Neue Direktive action_permissions in den Metadaten eines Moduls wird nun ausgewertet</text:p>
        </text:list-item>
        <text:list-item>
          <text:p text:style-name="P83">Parameter $order zu allen Funktionen im User-Manager hinzugefügt<text:change-start text:change-id="ct118077272"/></text:p>
        </text:list-item>
      </text:list>
      <text:h text:style-name="P70" text:outline-level="2"/>
      <text:h text:style-name="P21" text:outline-level="2"><text:bookmark-start text:name="__RefHeading___Toc2178_1638517198"/>Neue API-Funktionen<text:bookmark-end text:name="__RefHeading___Toc2178_1638517198"/><text:change-end text:change-id="ct118077272"/></text:h>
      <text:list xml:id="list3321519741" text:style-name="L6">
        <text:list-item>
          <text:p text:style-name="P84">esc()</text:p>
        </text:list-item>
        <text:list-item>
          <text:p text:style-name="P84"><text:s/>_esc()</text:p>
        </text:list-item>
        <text:list-item>
          <text:p text:style-name="P84">ModuleHelper::buildMethodCallUrl()</text:p>
        </text:list-item>
        <text:list-item>
          <text:p text:style-name="P84">ModuleHelper::deleteButton()</text:p>
        </text:list-item>
        <text:list-item>
          <text:p text:style-name="P84">ModuleHelper::buildQueryString()</text:p>
        </text:list-item>
        <text:list-item>
          <text:p text:style-name="P84">ModuleHelper::buildMethodCallUploadForm()</text:p>
        </text:list-item>
        <text:list-item>
          <text:p text:style-name="P84">ModuleHelper::buildRessourcePath()</text:p>
        </text:list-item>
        <text:list-item>
          <text:p text:style-name="P84">ModuleHelper::buildMethodCallButton()</text:p>
        </text:list-item>
        <text:list-item>
          <text:p text:style-name="P84">CustomData::setDefault()</text:p>
        </text:list-item>
        <text:list-item>
          <text:p text:style-name="P84">CustomData::getDefaultAsJSON()</text:p>
        </text:list-item>
        <text:list-item>
          <text:p text:style-name="P84">Settings::mappingStringToArray()</text:p>
        </text:list-item>
        <text:list-item>
          <text:p text:style-name="P84">Banners::getByCategory()</text:p>
        </text:list-item>
        <text:list-item>
          <text:p text:style-name="P84">str_contains()</text:p>
        </text:list-item>
        <text:list-item>
          <text:p text:style-name="P84">register_translation()</text:p>
        </text:list-item>
        <text:list-item>
          <text:p text:style-name="P84">add_translation()</text:p>
        </text:list-item>
      </text:list>
      <text:list xml:id="list2370633593" text:style-name="L7">
        <text:list-item>
          <text:p text:style-name="P85">json_readable_encode()</text:p>
        </text:list-item>
      </text:list>
      <text:list xml:id="list174100588" text:style-name="L8">
        <text:list-item>
          <text:p text:style-name="P86">getLanguageByDomain()</text:p>
        </text:list-item>
      </text:list>
      <text:p text:style-name="P41"/>
      <text:h text:style-name="P21" text:outline-level="2"><text:bookmark-start text:name="__RefHeading___Toc2397_1094775285"/><text:change-start text:change-id="ct118391200"/>Neue Hooks<text:bookmark-end text:name="__RefHeading___Toc2397_1094775285"/><text:change-end text:change-id="ct118391200"/></text:h>
      <text:list xml:id="list1210048437" text:style-name="L9">
        <text:list-item>
          <text:p text:style-name="P87">before_functions</text:p>
        </text:list-item>
        <text:list-item>
          <text:p text:style-name="P87">after_functions</text:p>
        </text:list-item>
        <text:list-item>
          <text:p text:style-name="P87">before_backend_header</text:p>
        </text:list-item>
        <text:list-item>
          <text:p text:style-name="P87">after_backend_header</text:p>
        </text:list-item>
        <text:list-item>
          <text:p text:style-name="P87">before_login_form</text:p>
        </text:list-item>
        <text:list-item>
          <text:p text:style-name="P87">after_login_form</text:p>
        </text:list-item>
        <text:list-item>
          <text:p text:style-name="P87">before_reset_password_form</text:p>
        </text:list-item>
        <text:list-item>
          <text:p text:style-name="P87">after_after_password_form</text:p>
        </text:list-item>
        <text:list-item>
          <text:p text:style-name="P87">before_backend_run_methods</text:p>
        </text:list-item>
        <text:list-item>
          <text:p text:style-name="P87">after_backend_run_methods<text:change-start text:change-id="ct119893976"/></text:p>
        </text:list-item>
      </text:list>
      <text:h text:style-name="Heading_20_2" text:outline-level="2"><text:bookmark-start text:name="__RefHeading___Toc2479_3645197286"/>Neue Filter<text:bookmark-end text:name="__RefHeading___Toc2479_3645197286"/><text:change-end text:change-id="ct119893976"/></text:h>
      <text:list xml:id="list1042120443" text:style-name="L10">
        <text:list-item>
          <text:p text:style-name="P88">session_data</text:p>
        </text:list-item>
        <text:list-item>
          <text:p text:style-name="P88">body_classes</text:p>
        </text:list-item>
      </text:list>
      <text:h text:style-name="Heading_20_2" text:outline-level="2"><text:bookmark-start text:name="__RefHeading___Toc1695_1328624497"/>Neue Model-Klassen<text:bookmark-end text:name="__RefHeading___Toc1695_1328624497"/></text:h>
      <text:list xml:id="list3638407128" text:style-name="L11">
        <text:list-item>
          <text:p text:style-name="P89">Audio</text:p>
        </text:list-item>
      </text:list>
      <text:list xml:id="list1776745201" text:style-name="L12">
        <text:list-item>
          <text:p text:style-name="P90">Video<text:change-start text:change-id="ct118074632"/></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8074632"/></text:h>
      <text:list xml:id="list2953676673" text:style-name="L13">
        <text:list-item>
          <text:p text:style-name="P91">Wenn möglich wird bei PHP Fehlern der HTTP Status "500 Internal Server Error" gesendet.</text:p>
        </text:list-item>
        <text:list-item>
          <text:p text:style-name="P91">Funktion is_ajax_request() verschoben nach Request::isAjaxRequest()</text:p>
        </text:list-item>
        <text:list-item>
          <text:p text:style-name="P91">Die Logik, welche Felder abhängig vom ausgewählten Inhaltstyp ein- und ausblendet wurde neu implementiert</text:p>
        </text:list-item>
        <text:list-item>
          <text:p text:style-name="P91">Benutzer bei denen "Ist Admin" gesetzt ist, dürfen nun alle Seiten bearbeiten, unabhängig von den gesetzten Berechtigungen</text:p>
        </text:list-item>
      </text:list>
      <text:p text:style-name="P56"><text:change-start text:change-id="ct119903128"/></text:p>
      <text:h text:style-name="Heading_20_2" text:outline-level="2"><text:bookmark-start text:name="__RefHeading___Toc2747_260329749"/>Bugfixes<text:bookmark-end text:name="__RefHeading___Toc2747_260329749"/><text:change-end text:change-id="ct119903128"/></text:h>
      <text:p text:style-name="P42">Die Gruppe "Administratoren" wird bei der Installation wieder erstellt</text:p>
      <text:list xml:id="list3597934139" text:style-name="L14">
        <text:list-item>
          <text:p text:style-name="P92">Auf einigen Systemen wurde beim Klick auf das Icon "Cache leeren" die Ladeanimation nicht angezeigt</text:p>
        </text:list-item>
        <text:list-item>
          <text:p text:style-name="P92">Der Menüpunkt "Update" wurde nicht angezeigt, wenn der Benutzer zwar zu update_system berechtigt ist, aber "Ist Admin" nicht gesetzt ist.</text:p>
        </text:list-item>
        <text:list-item>
          <text:p text:style-name="P92">Bei einigen Mailservern funktionierte der Versand von "Passwort zurücksetzen" E-Mails nicht.</text:p>
        </text:list-item>
        <text:list-item>
          <text:p text:style-name="P92">Ein Problem, bei dem die Datenbanktabelle password_reset bei der Installation und bei einem Update nicht erstellt wurde, wurde behoben.</text:p>
        </text:list-item>
        <text:list-item>
          <text:p text:style-name="P92">Model-Klasse "Banner" speichert nun korrekt</text:p>
        </text:list-item>
        <text:list-item>
          <text:p text:style-name="P92">Der Fallback-Link zu HTML5-Medien für nicht unterstützte Browser wird nun korrekt erstellt</text:p>
        </text:list-item>
        <text:list-item>
          <text:p text:style-name="P92">"Anzeigen" Link in der Seitenliste war fehlerhaft, wenn Domain2Language Mapping aktiv ist und UliCMS in einem Unterordner installiert ist.</text:p>
        </text:list-item>
      </text:list>
      <text:h text:style-name="P72" text:outline-level="2"><text:bookmark-start text:name="__RefHeading___Toc1571_1328624497"/><text:change-start text:change-id="ct119904448"/>Entfernte Features<text:bookmark-end text:name="__RefHeading___Toc1571_1328624497"/><text:change-end text:change-id="ct119904448"/></text:h>
      <text:list xml:id="list604275616" text:style-name="L15">
        <text:list-item>
          <text:p text:style-name="P99">Funktion ulicms_redirect() entfernt.<text:line-break/>Nutzen Sie stattdessen Request::redirect()</text:p>
        </text:list-item>
      </text:list>
      <text:h text:style-name="P26" text:outline-level="1"><text:bookmark-start text:name="__RefHeading___Toc4661_3330299324"/><text:change-start text:change-id="ct119905768"/>Detailbeschreibung der neuen Features<text:bookmark-end text:name="__RefHeading___Toc4661_3330299324"/><text:change-end text:change-id="ct119905768"/></text:h>
      <text:h text:style-name="P73" text:outline-level="2"><text:bookmark-start text:name="__RefHeading___Toc1267_4069915197"/><text:change text:change-id="ct119963968"/><text:change text:change-id="ct119963728"/><text:change text:change-id="ct119963608"/><text:change text:change-id="ct119963488"/><text:change text:change-id="ct119963368"/>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5">Die Core-Module lassen Sich unter „Pakete“ über die Option „Core-Module anzeigen“ einblenden.</text:p>
      <text:p text:style-name="P55"/>
      <text:p text:style-name="P55"><draw:frame draw:style-name="fr3" draw:name="Rahmen4" text:anchor-type="paragraph" svg:width="17.013cm" draw:z-index="15"><draw:text-box fo:min-height="9.343cm"><text:p text:style-name="Illustration"><draw:frame draw:style-name="fr2" draw:name="Bild6" text:anchor-type="as-char" svg:width="17.013cm" style:rel-width="100%" svg:height="9.343cm" style:rel-height="scale" draw:z-index="16"><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71" text:outline-level="2"/>
      <text:h text:style-name="P75"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106">Der Name eines Felds muss eindeutig sein. Wenn mehrere Inhaltstypen mit einem gleich benannten Feld existieren, führt dies zu Fehlern beim Speichern.</text:p>
      <text:p text:style-name="P109">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106"><text:span text:style-name="T2">Feldtypen</text:span></text:p>
      <text:list xml:id="list1769033690" text:style-name="L18">
        <text:list-item>
          <text:p text:style-name="P108">TextField</text:p>
        </text:list-item>
        <text:list-item>
          <text:p text:style-name="P108">MultilineTextField</text:p>
        </text:list-item>
        <text:list-item>
          <text:p text:style-name="P108">EmailField</text:p>
        </text:list-item>
        <text:list-item>
          <text:p text:style-name="P108">MonthField</text:p>
        </text:list-item>
        <text:list-item>
          <text:p text:style-name="P107">DatetimeField</text:p>
        </text:list-item>
        <text:list-item>
          <text:p text:style-name="P108">NumberField</text:p>
        </text:list-item>
        <text:list-item>
          <text:p text:style-name="P108">ColorField</text:p>
        </text:list-item>
        <text:list-item>
          <text:p text:style-name="P108">HtmlField</text:p>
        </text:list-item>
        <text:list-item>
          <text:p text:style-name="P108">SelectField</text:p>
        </text:list-item>
        <text:list-item>
          <text:p text:style-name="P108">MultiSelectField</text:p>
        </text:list-item>
      </text:list>
      <text:p text:style-name="P106"><draw:frame draw:style-name="fr3" draw:name="Rahmen5" text:anchor-type="paragraph" svg:width="17.013cm" draw:z-index="17"><draw:text-box fo:min-height="17.39cm"><text:p text:style-name="Illustration"><draw:frame draw:style-name="fr9" draw:name="Bild7" text:anchor-type="as-char" svg:width="17.013cm" style:rel-width="100%" svg:height="17.39cm" style:rel-height="scale" draw:z-index="18"><draw:image xlink:href="Pictures/10000000000003570000036A3431C51FE641DE08.jpg" xlink:type="simple" xlink:show="embed" xlink:actuate="onLoad"/></draw:frame><text:span text:style-name="T1"><text:line-break/></text:span>Abbildung <text:sequence text:ref-name="refIllustration19" text:name="Illustration" text:formula="ooow:Illustration+1" style:num-format="1">2</text:sequence>: Demo-Modul custom_types_example</text:p></draw:text-box></draw:frame><text:change-start text:change-id="ct343895288"/><text:soft-page-break/></text:p>
      <text:h text:style-name="P26" text:outline-level="1"><text:bookmark-start text:name="__RefHeading___Toc4663_3330299324"/><text:change-end text:change-id="ct343895288"/><text:change text:change-id="ct343895168"/><text:change text:change-id="ct343895048"/><text:change text:change-id="ct343894928"/><text:change text:change-id="ct343894808"/><text:change text:change-id="ct343894688"/><text:change-start text:change-id="ct343894448"/><text:span text:style-name="T30">D</text:span><text:change-end text:change-id="ct343894448"/>urchführung der Installation<text:bookmark-end text:name="__RefHeading___Toc4663_3330299324"/></text:h>
      <text:list xml:id="list2261052841" text:style-name="L16">
        <text:list-item>
          <text:p text:style-name="P93"><text:span text:style-name="T33">Entpacken Sie die heruntergeladene zip-Datei.Verbinden Sie sich pe</text:span>r FTP mit dem Webserver und laden Sie den Inhalt des Ordners „ulicms“ in den Hauptordner oder einen Unterordner hoch.</text:p>
        </text:list-item>
        <text:list-item>
          <text:p text:style-name="P94">Wenn Sie UliCMS in de<text:span text:style-name="T28">m</text:span> Hauptordner hochgeladen haben, rufen Sie [www.ihredomain.de]/installer im Browser auf.</text:p>
        </text:list-item>
        <text:list-item>
          <text:p text:style-name="P94">Wenn Sie UliCMS in eine<text:span text:style-name="T28">m</text:span> Unterordner hochgeladen haben, rufen Sie [www.ihredomain.de]/[ihr-unterordner]/installer im Browser auf.<text:line-break/>Die eckigen Klammern sind Platzhalter.</text:p>
        </text:list-item>
        <text:list-item>
          <text:p text:style-name="P94">Folgen Sie den Anweisungen des Installationsassistenten.</text:p>
        </text:list-item>
        <text:list-item>
          <text:p text:style-name="P95"><text:bookmark-start text:name="__RefHeading__616_716240178"/>Löschen Sie nach erfolgreichen Abschluss der Installation den Ordner „installer“ vom Server.<text:bookmark-end text:name="__RefHeading__616_716240178"/><text:change-start text:change-id="ct119966248"/></text:p>
        </text:list-item>
      </text:list>
      <text:h text:style-name="Heading_20_1" text:outline-level="1"><text:bookmark-start text:name="__RefHeading___Toc6932_1558993862"/><text:change-end text:change-id="ct119966248"/><text:change text:change-id="ct119963848"/>Durchführung eines Upgrades<text:bookmark-end text:name="__RefHeading___Toc6932_1558993862"/></text:h>
      <text:p text:style-name="P27"><text:span text:style-name="T8">Ein Upgrade kann nur von UliCMS 2017.1</text:span><text:change text:change-id="ct119967208"/><text:change-start text:change-id="ct119967088"/><text:span text:style-name="T8">,</text:span><text:change-end text:change-id="ct119967088"/><text:span text:style-name="T10"> UliCMS 2017.2</text:span><text:span text:style-name="T8"> </text:span><text:change-start text:change-id="ct119966968"/><text:span text:style-name="T24">oder UliCMS 2017.3 </text:span><text:change-end text:change-id="ct119966968"/><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764562435" text:style-name="L17">
        <text:list-item>
          <text:p text:style-name="P96">Entpacken Sie das heruntergeladene Upgrade-Paket.</text:p>
        </text:list-item>
        <text:list-item>
          <text:p text:style-name="P9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6">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15527568437502" text:continue-numbering="true" text:style-name="L17">
        <text:list-item>
          <text:p text:style-name="P100"><draw:frame draw:style-name="fr4" draw:name="Rahmen7" text:anchor-type="paragraph" svg:x="2.708cm" svg:y="-0.171cm" svg:width="6.881cm" draw:z-index="13"><draw:text-box fo:min-height="8.183cm"><text:p text:style-name="Illustration"><draw:frame draw:style-name="fr8" draw:name="Bild10" text:anchor-type="paragraph" svg:width="6.881cm" svg:height="8.183cm" style:rel-height="scale" draw:z-index="14"><draw:image xlink:href="Pictures/100002010000013D0000017980A4DBF7064F7A26.png" xlink:type="simple" xlink:show="embed" xlink:actuate="onLoad"/></draw:frame><text:change text:change-id="ct119978416"/><text:change text:change-id="ct119978296"/><text:change text:change-id="ct119978176"/><text:change text:change-id="ct119978056"/><text:change text:change-id="ct119977936"/><text:change text:change-id="ct119977816"/><text:change text:change-id="ct119976616"/><text:change text:change-id="ct119976736"/><text:change text:change-id="ct119976856"/><text:change text:change-id="ct119976976"/><text:change text:change-id="ct119977096"/><text:change text:change-id="ct119977216"/><text:change text:change-id="ct119977336"/><text:change text:change-id="ct119977696"/> Abbildung <text:sequence text:ref-name="refIllustration18" text:name="Illustration" text:formula="ooow:Illustration+1" style:num-format="1">3</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01">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02">Loggen Sie sich nun in das CMS ein, prüfen Sie, ob eine Paketquelle für diese Version von UliCMS ausgewählt ist.</text:p>
        </text:list-item>
        <text:list-item>
          <text:p text:style-name="P103">Falls Patches für UliCMS verfügbar sind, installieren Sie diese.</text:p>
        </text:list-item>
        <text:list-item>
          <text:p text:style-name="P104">Leeren Sie den Cache des CMS.</text:p>
        </text:list-item>
        <text:list-item>
          <text:p text:style-name="P105">Rufen Sie „Pakete“ auf, und merken Sie sich alle Pakete, deren Versionsnummer rot markiert ist. Installieren Sie die neuen Versionen dieser Pakete.</text:p>
        </text:list-item>
        <text:list-item>
          <text:p text:style-name="P105">Falls Probleme mit Modulen und Themes auftreten, die nicht aus der Paketquelle stammen, prüfen Sie, ob von diesen Paketen beim Hersteller eine neue Version verfügbar ist, und installieren Sie diese gegebenenfalls.</text:p>
        </text:list-item>
      </text:list>
      <text:h text:style-name="P63" text:outline-level="1"><text:bookmark-start text:name="__RefHeading___Toc734_1061336504"/>Benötigen Sie Hilfe?<text:bookmark-end text:name="__RefHeading___Toc734_1061336504"/></text:h>
      <text:p text:style-name="P52"><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8"><text:s/>Abbildung 1: Anzeige der Core-Module in der Liste der Module<text:tab/>5</text:p>
          <text:p text:style-name="P78"><text:s/>Abbildung 2: Demo-Modul custom_types_example<text:tab/>7</text:p>
          <text:p text:style-name="P78"><text:s/>Abbildung 3: Abbildung, setzen der Datei-Berechtigungen auf dem FTP-Server<text:tab/>9</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1"><draw:image xlink:href="Pictures/10000201000002D1000000922D0911398D36907C.png" xlink:type="simple" xlink:show="embed" xlink:actuate="onLoad"/></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5T11:55:25.521000078">15.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48M41S</meta:editing-duration>
    <meta:editing-cycles>903</meta:editing-cycles>
    <meta:generator>LibreOffice/5.3.6.1$Windows_x86 LibreOffice_project/686f202eff87ef707079aeb7f485847613344eb7</meta:generator>
    <dc:date>2017-11-15T11:55:25.213000000</dc:date>
    <meta:document-statistic meta:table-count="0" meta:image-count="10" meta:object-count="0" meta:page-count="12" meta:paragraph-count="141" meta:word-count="1059" meta:character-count="7905" meta:non-whitespace-character-count="7054"/>
  </office:meta>
</office:document-meta>
</file>